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6C00000032569C797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1" svg:font-family="OpenSymbol" style:font-adornments="Regular" style:font-pitch="variable" style:font-charset="x-symbol"/>
    <style:font-face style:name="OpenSymbol" svg:font-family="Open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6.454cm" fo:margin-left="5.269cm" fo:margin-right="5.276cm" table:align="margins" style:writing-mode="lr-tb"/>
    </style:style>
    <style:style style:name="Tabelle1.A" style:family="table-column">
      <style:table-column-properties style:column-width="3.706cm" style:rel-column-width="37630*"/>
    </style:style>
    <style:style style:name="Tabelle1.B" style:family="table-column">
      <style:table-column-properties style:column-width="2.748cm" style:rel-column-width="27905*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middle" fo:padding-left="0.191cm" fo:padding-right="0.191cm" fo:padding-top="0.049cm" fo:padding-bottom="0.049cm" fo:border="none" style:writing-mode="lr-tb"/>
    </style:style>
    <style:style style:name="Tabelle1.B1" style:family="table-cell" style:data-style-name="N100">
      <style:table-cell-properties style:vertical-align="middle" fo:padding-left="0.191cm" fo:padding-right="0.191cm" fo:padding-top="0.049cm" fo:padding-bottom="0.049cm" fo:border="none" style:writing-mode="lr-tb"/>
    </style:style>
    <style:style style:name="Tabelle2" style:family="table">
      <style:table-properties style:width="16.512cm" table:align="center" style:writing-mode="lr-tb"/>
    </style:style>
    <style:style style:name="Tabelle2.A" style:family="table-column">
      <style:table-column-properties style:column-width="2.067cm"/>
    </style:style>
    <style:style style:name="Tabelle2.B" style:family="table-column">
      <style:table-column-properties style:column-width="2.625cm"/>
    </style:style>
    <style:style style:name="Tabelle2.C" style:family="table-column">
      <style:table-column-properties style:column-width="2.902cm"/>
    </style:style>
    <style:style style:name="Tabelle2.D" style:family="table-column">
      <style:table-column-properties style:column-width="8.918cm"/>
    </style:style>
    <style:style style:name="Tabelle2.1" style:family="table-row">
      <style:table-row-properties style:min-row-height="0.556cm" style:keep-together="true" fo:keep-together="auto"/>
    </style:style>
    <style:style style:name="Tabelle2.A1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elle2.B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le2.2" style:family="table-row">
      <style:table-row-properties style:min-row-height="0.7cm" style:keep-together="true" fo:keep-together="auto"/>
    </style:style>
    <style:style style:name="Tabelle2.A2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elle2.B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e2.B4" style:family="table-cell" style:data-style-name="N100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le2.A6" style:family="table-cell" style:data-style-name="N100">
      <style:table-cell-properties style:vertical-align="top" fo:padding-left="0.191cm" fo:padding-right="0.191cm" fo:padding-top="0cm" fo:padding-bottom="0cm" fo:border="none" style:writing-mode="lr-tb"/>
    </style:style>
    <style:style style:name="Tabelle2.B6" style:family="table-cell" style:data-style-name="N100">
      <style:table-cell-properties style:vertical-align="top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Tabelle2.C6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text-align="start" style:justify-single-word="false" style:snap-to-layout-grid="false"/>
    </style:style>
    <style:style style:name="P3" style:family="paragraph" style:parent-style-name="Standard">
      <style:paragraph-properties fo:margin-left="1.97cm" fo:margin-right="0cm" fo:text-indent="0cm" style:auto-text-indent="false"/>
    </style:style>
    <style:style style:name="P4" style:family="paragraph" style:parent-style-name="Contents_20_2">
      <style:paragraph-properties>
        <style:tab-stops>
          <style:tab-stop style:position="1.6cm"/>
          <style:tab-stop style:position="16.499cm" style:leader-style="dotted" style:leader-text="."/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1.164cm"/>
          <style:tab-stop style:position="16.499cm" style:leader-style="dotted" style:leader-text="."/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Standard" style:list-style-name="L1"/>
    <style:style style:name="P7" style:family="paragraph" style:parent-style-name="Standard" style:list-style-name="L2"/>
    <style:style style:name="P8" style:family="paragraph" style:parent-style-name="Standard" style:list-style-name="L3"/>
    <style:style style:name="P9" style:family="paragraph" style:parent-style-name="Standard" style:list-style-name="L3">
      <style:text-properties style:text-position="0% 100%"/>
    </style:style>
    <style:style style:name="P10" style:family="paragraph" style:parent-style-name="Standard" style:list-style-name="L4"/>
    <style:style style:name="P11" style:family="paragraph" style:parent-style-name="Standard" style:list-style-name="L5"/>
    <style:style style:name="P12" style:family="paragraph" style:parent-style-name="Standard" style:list-style-name="L6"/>
    <style:style style:name="P13" style:family="paragraph" style:parent-style-name="Title" style:master-page-name="Standard">
      <style:paragraph-properties style:page-number="auto"/>
    </style:style>
    <style:style style:name="P14" style:family="paragraph" style:parent-style-name="Heading_20_1">
      <style:paragraph-properties fo:break-before="page"/>
    </style:style>
    <style:style style:name="P15" style:family="paragraph">
      <style:paragraph-properties fo:text-align="center" style:writing-mode="lr-tb"/>
      <style:text-properties fo:font-size="24pt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title>Design Decisions Related to Scalability and Security</text:title></text:p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1">Version:</text:p>
          </table:table-cell>
          <table:table-cell table:style-name="Tabelle1.B1" office:value-type="float" office:value="36526">
            <text:p text:style-name="P1"><text:bookmark-start text:name="Version"/>1<text:bookmark-end text:name="Version"/>.0</text:p>
          </table:table-cell>
        </table:table-row>
        <table:table-row table:style-name="Tabelle1.1">
          <table:table-cell table:style-name="Tabelle1.A1" office:value-type="string">
            <text:p text:style-name="P1">Author(s):</text:p>
          </table:table-cell>
          <table:table-cell table:style-name="Tabelle1.A1" office:value-type="string">
            <text:p text:style-name="P1">RR</text:p>
          </table:table-cell>
        </table:table-row>
        <table:table-row table:style-name="Tabelle1.1">
          <table:table-cell table:style-name="Tabelle1.A1" office:value-type="string">
            <text:p text:style-name="P1">Created:</text:p>
          </table:table-cell>
          <table:table-cell table:style-name="Tabelle1.A1" office:value-type="string">
            <text:p text:style-name="P1"><text:creation-date style:data-style-name="N36">04/25/2009</text:creation-date></text:p>
          </table:table-cell>
        </table:table-row>
        <table:table-row table:style-name="Tabelle1.1">
          <table:table-cell table:style-name="Tabelle1.A1" office:value-type="string">
            <text:p text:style-name="P1">Last modification:</text:p>
          </table:table-cell>
          <table:table-cell table:style-name="Tabelle1.B1" office:value-type="float" office:value="39877">
            <text:p text:style-name="P1">05/05/2009</text:p>
          </table:table-cell>
        </table:table-row>
      </table:table>
      <text:p text:style-name="Standard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 table:style-name="Tabelle2.1">
          <table:table-cell table:style-name="Tabelle2.A1" office:value-type="string">
            <text:p text:style-name="P1">Version</text:p>
          </table:table-cell>
          <table:table-cell table:style-name="Tabelle2.B1" office:value-type="string">
            <text:p text:style-name="P1">Date</text:p>
          </table:table-cell>
          <table:table-cell table:style-name="Tabelle2.B1" office:value-type="string">
            <text:p text:style-name="P1">Author(s)</text:p>
          </table:table-cell>
          <table:table-cell table:style-name="Tabelle2.B1" office:value-type="string">
            <text:p text:style-name="P1">Changes</text:p>
          </table:table-cell>
        </table:table-row>
        <table:table-row table:style-name="Tabelle2.2">
          <table:table-cell table:style-name="Tabelle2.A2" office:value-type="string">
            <text:p text:style-name="P1">0.1</text:p>
          </table:table-cell>
          <table:table-cell table:style-name="Tabelle2.B2" office:value-type="string">
            <text:p text:style-name="P1">04/25/2009</text:p>
          </table:table-cell>
          <table:table-cell table:style-name="Tabelle2.B2" office:value-type="string">
            <text:p text:style-name="P1">RR</text:p>
          </table:table-cell>
          <table:table-cell table:style-name="Tabelle2.B2" office:value-type="string">
            <text:p text:style-name="P1">Created document</text:p>
          </table:table-cell>
        </table:table-row>
        <table:table-row table:style-name="Tabelle2.2">
          <table:table-cell table:style-name="Tabelle2.A1" office:value-type="string">
            <text:p text:style-name="P1">0.2</text:p>
          </table:table-cell>
          <table:table-cell table:style-name="Tabelle2.B1" office:value-type="string">
            <text:p text:style-name="P1">04/29/2009</text:p>
          </table:table-cell>
          <table:table-cell table:style-name="Tabelle2.B1" office:value-type="string">
            <text:p text:style-name="P1">RR</text:p>
          </table:table-cell>
          <table:table-cell table:style-name="Tabelle2.B1" office:value-type="string">
            <text:p text:style-name="P2">Integrated small change suggested by the customer</text:p>
          </table:table-cell>
        </table:table-row>
        <table:table-row table:style-name="Tabelle2.2">
          <table:table-cell table:style-name="Tabelle2.A1" office:value-type="string">
            <text:p text:style-name="P1">0.3</text:p>
          </table:table-cell>
          <table:table-cell table:style-name="Tabelle2.B4" office:value-type="float" office:value="39877">
            <text:p text:style-name="P1">05/03/2009</text:p>
          </table:table-cell>
          <table:table-cell table:style-name="Tabelle2.B1" office:value-type="string">
            <text:p text:style-name="P1">RR, MF</text:p>
          </table:table-cell>
          <table:table-cell table:style-name="Tabelle2.B1" office:value-type="string">
            <text:p text:style-name="P2">Changed 1<text:span text:style-name="T1">st</text:span> bullet in Global View to clarify that starting/stopping isn't instantaneous</text:p>
          </table:table-cell>
        </table:table-row>
        <table:table-row table:style-name="Tabelle2.2">
          <table:table-cell table:style-name="Tabelle2.A1" office:value-type="string">
            <text:p text:style-name="P1">0.4</text:p>
          </table:table-cell>
          <table:table-cell table:style-name="Tabelle2.B4" office:value-type="float" office:value="0">
            <text:p text:style-name="P1">05/04/2009</text:p>
          </table:table-cell>
          <table:table-cell table:style-name="Tabelle2.B1" office:value-type="string">
            <text:p text:style-name="P1">RR, MA</text:p>
          </table:table-cell>
          <table:table-cell table:style-name="Tabelle2.B1" office:value-type="string">
            <text:p text:style-name="P2">Small modifications due to MA's input. Created glossary section. Small changes to the 3<text:span text:style-name="T1">rd</text:span> and 4<text:span text:style-name="T1">th</text:span> bulled points in section 2 to make the monitoring server more flexible. Made some small adjustments to clarify a few other points.</text:p>
          </table:table-cell>
        </table:table-row>
        <table:table-row table:style-name="Tabelle2.2">
          <table:table-cell table:style-name="Tabelle2.A6" office:value-type="float" office:value="36526">
            <text:p text:style-name="P1"><text:bookmark-start text:name="Version1"/>1.0<text:bookmark-end text:name="Version1"/></text:p>
          </table:table-cell>
          <table:table-cell table:style-name="Tabelle2.B6" office:value-type="float" office:value="0">
            <text:p text:style-name="P1">05/05/2009</text:p>
          </table:table-cell>
          <table:table-cell table:style-name="Tabelle2.C6" office:value-type="string">
            <text:p text:style-name="P1">DecidR-Team</text:p>
          </table:table-cell>
          <table:table-cell table:style-name="Tabelle2.C6" office:value-type="string">
            <text:p text:style-name="P2">Defined “load average”</text:p>
          </table:table-cell>
        </table:table-row>
      </table:table>
      <text:p text:style-name="Contents_20_header">Contents</text:p>
      <text:table-of-content text:style-name="Sect1" text:name="Inhaltsverzeichnis1">
        <text:table-of-content-source text:outline-level="4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.164cm" style:leader-char=" " style:with-tab="false"/>
            <text:index-entry-tab-stop style:type="left" style:position="16.499cm" style:leader-char="." style:with-tab="false"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.6cm" style:leader-char=" " style:with-tab="false"/>
            <text:index-entry-tab-stop style:type="left" style:position="16.499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2.05cm" style:leader-char=" " style:with-tab="false"/>
            <text:index-entry-tab-stop style:type="left" style:position="16.983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2.501cm" style:leader-char=" " style:with-tab="false"/>
            <text:index-entry-tab-stop style:type="left" style:position="16.983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5"><text:a xlink:type="simple" xlink:href="#1.Web Services|outline">1. Web Services<text:tab/>2</text:a></text:p>
          <text:p text:style-name="P5"><text:a xlink:type="simple" xlink:href="#2.Apache ODE Engine: Workflow Instance Allocation|outline">2. Apache ODE Engine: Workflow Instance Allocation<text:tab/>2</text:a></text:p>
          <text:p text:style-name="P4"><text:a xlink:type="simple" xlink:href="#2.1.Monitoring of ODE Instances|outline">2.1. Monitoring of ODE Instances<text:tab/>2</text:a></text:p>
          <text:p text:style-name="P5"><text:a xlink:type="simple" xlink:href="#3.Global View|outline">3. Global View<text:tab/>3</text:a></text:p>
          <text:p text:style-name="P5"><text:a xlink:type="simple" xlink:href="#4.Encryption|outline">4. Encryption<text:tab/>4</text:a></text:p>
          <text:p text:style-name="P5"><text:a xlink:type="simple" xlink:href="#5.Glossary|outline">5. Glossary<text:tab/>4</text:a></text:p>
        </text:index-body>
      </text:table-of-content>
      <text:p text:style-name="Standard"/>
      <text:h text:style-name="P14" text:outline-level="1">Web Services</text:h>
      <text:list xml:id="list1046596165" text:style-name="L1">
        <text:list-item>
          <text:p text:style-name="P6">Web services may be located on any server within the DecidR system.</text:p>
        </text:list-item>
        <text:list-item>
          <text:p text:style-name="P6">Multiple Web services may be located on one server.</text:p>
        </text:list-item>
        <text:list-item>
          <text:p text:style-name="P6">“Web service bundles” may be pre-configured (as time permits), based on the actual load caused by the Web service.</text:p>
          <text:list>
            <text:list-item>
              <text:p text:style-name="P6">Example: Suppose the HT-WS causes a major load on servers. <text:s/>This means that the HT-Web service should probably be assigned at least one dedicated server. <text:s/>Suppose also, the email-WS causes only a negligible load on the system. <text:s/>This in­di­cates that it may be used to fill free capacities on little- or unused servers.</text:p>
            </text:list-item>
          </text:list>
        </text:list-item>
        <text:list-item>
          <text:p text:style-name="P6">The ESB must know the location of every Web service in the DecidR system.</text:p>
        </text:list-item>
        <text:list-item>
          <text:p text:style-name="P6">Every message must be routed through &amp; by the ESB.</text:p>
        </text:list-item>
      </text:list>
      <text:list xml:id="list1343254799" text:style-name="L2">
        <text:list-item>
          <text:list>
            <text:list-item>
              <text:p text:style-name="P7">The ESB must know which ODE instance to route appropriate messages to.</text:p>
            </text:list-item>
            <text:list-item>
              <text:p text:style-name="P7">The ESB is a bottle-neck since there is only one in the whole DecidR system (the cus­to­mer considers this acceptable).</text:p>
            </text:list-item>
            <text:list-item>
              <text:p text:style-name="P7">Every message has to be encrypted and possibly signed.</text:p>
            </text:list-item>
          </text:list>
        </text:list-item>
      </text:list>
      <text:h text:style-name="Heading_20_1" text:outline-level="1">Apache ODE Engine: Workflow Instance Allocation</text:h>
      <text:list xml:id="list858914915" text:style-name="L3">
        <text:list-item>
          <text:p text:style-name="P8">There is a pool of readily available ODE instances. <text:s/>The number of ODE instances in this pool can be configured by the system administrator.</text:p>
        </text:list-item>
        <text:list-item>
          <text:p text:style-name="P8">A new workflow instance is started on an unlocked machine with the lowest load aver­age, rounded to the nearest 5%. Should there be more than one server matching this des­crip­tion, the implementation may choose any server that fits the description.</text:p>
        </text:list-item>
        <text:list-item>
          <text:p text:style-name="P8">Any ODE instance on a machine with a load average of over x% or with y or more run­ning work­flow instances is locked until the average drops below z% and less than y work­flow in­stan­ces are running (where x, y and z are con­fi­gu­ra­ble by the system ad­mi­nis­tra­tor).</text:p>
        </text:list-item>
        <text:list-item>
          <text:p text:style-name="P8">Should the amount of unlocked ODE instances drop below a number specified by the sys­tem administrator, a new instance should be started, de­pen­ding on the in­fra­struc­ture. <text:s/>This could mean that a new EC<text:span text:style-name="T1">2</text:span><text:span text:style-name="T2"> instance is started, a new ODE instance is cre­ated on an available server or simply that a message is sent to the sys­tem ad­mi­nis­tra­tor with a request to make an new ODE instance available. </text:span></text:p>
        </text:list-item>
        <text:list-item>
          <text:p text:style-name="P9">There has to be a monitoring mechanism that supervises the available ODE instances and coordinates the assignment of new workflow instances to available ODE instances.</text:p>
        </text:list-item>
      </text:list>
      <text:h text:style-name="Heading_20_2" text:outline-level="2">Monitoring of ODE Instances</text:h>
      <text:list xml:id="list1839278204" text:style-name="L4">
        <text:list-item>
          <text:p text:style-name="P10">There are two monitoring components:</text:p>
          <text:list>
            <text:list-item>
              <text:p text:style-name="P10">The “ODE Monitoring Client”</text:p>
              <text:list>
                <text:list-item>
                  <text:p text:style-name="P10"><text:soft-page-break/>This is a dedicated program which should run on any machine an ODE instance may run on. It will use the “ODE Management API” to interface with the ODE in­stance it supervises.</text:p>
                </text:list-item>
              </text:list>
            </text:list-item>
            <text:list-item>
              <text:p text:style-name="P10">The “ODE Monitoring Server”</text:p>
              <text:list>
                <text:list-item>
                  <text:p text:style-name="P10">This will be implemented as a Web service so that we won't have to implement a server.</text:p>
                </text:list-item>
              </text:list>
            </text:list-item>
          </text:list>
        </text:list-item>
        <text:list-item>
          <text:p text:style-name="P10">The “ODE Monitoring Client”</text:p>
          <text:list>
            <text:list-item>
              <text:p text:style-name="P10">must register with the “ODE Monitoring Server”</text:p>
            </text:list-item>
            <text:list-item>
              <text:p text:style-name="P10">collects the following information:</text:p>
              <text:list>
                <text:list-item>
                  <text:p text:style-name="P10">system load average</text:p>
                </text:list-item>
                <text:list-item>
                  <text:p text:style-name="P10">number of running workflow instances</text:p>
                </text:list-item>
              </text:list>
            </text:list-item>
            <text:list-item>
              <text:p text:style-name="P10">may start/stop an ODE instance</text:p>
            </text:list-item>
            <text:list-item>
              <text:p text:style-name="P10">sends the following data to the “ODE Monitoring Server”:</text:p>
              <text:list>
                <text:list-item>
                  <text:p text:style-name="P10">load average (every x seconds, where x is configurable by the system ad­mi­nis­tra­tor)</text:p>
                </text:list-item>
                <text:list-item>
                  <text:p text:style-name="P10">number of running workflow instances (whenever a workflow instance is started stopped)</text:p>
                </text:list-item>
              </text:list>
            </text:list-item>
          </text:list>
        </text:list-item>
        <text:list-item>
          <text:p text:style-name="P10">The “ODE Monitoring Server”</text:p>
          <text:list>
            <text:list-item>
              <text:p text:style-name="P10">decides which ODE instance a new workflow instance should be started on</text:p>
            </text:list-item>
            <text:list-item>
              <text:p text:style-name="P10">locks/unlocks ODE instances based on their load average and the number of work­flow instances running on them</text:p>
            </text:list-item>
            <text:list-item>
              <text:p text:style-name="P10">stores the data sent by each “ODE Monitoring Client” in the Database</text:p>
            </text:list-item>
            <text:list-item>
              <text:p text:style-name="P10">tells the “ODE Monitoring Client” to start/stop its ODE instance or requests that the system administrator make a new ODE instance available</text:p>
            </text:list-item>
          </text:list>
        </text:list-item>
      </text:list>
      <text:h text:style-name="Heading_20_1" text:outline-level="1">Global View</text:h>
      <text:list xml:id="list1927885251" text:style-name="L5">
        <text:list-item>
          <text:p text:style-name="P11">There is no reason to deliberately keep Apache ODE instances and Web services on se­pa­rate servers.</text:p>
          <text:list>
            <text:list-item>
              <text:p text:style-name="P11">We should pre-configure some Web service and ODE bundles for the system ad­mi­nis­tra­tor to choose from. <text:s/>The configuration of these bundles should be determined by comparing the system load caused by each component in the stress testing phase. <text:s/>The system administrator should be given the choice to start and stop any com­po­nent on any server at any time. <text:s/>The time required between the issuing of the start/stop command and the actual becoming available/unavailable depends on the com­po­nent instance. <text:s/>The stopping of a component instance (e.g. an ODE Engine) may be delayed until all tasks are finished.</text:p>
            </text:list-item>
          </text:list>
        </text:list-item>
        <text:list-item>
          <text:p text:style-name="P11">There should be a server dedicated to the Apache Synapse ESB since the ESB will con­sti­tute a bottleneck.</text:p>
        </text:list-item>
        <text:list-item>
          <text:p text:style-name="P11">Any kind of redundancy is optional in the case of the ESB and will therefore have a low pri­o­ri­ty.</text:p>
        </text:list-item>
      </text:list>
      <text:h text:style-name="Heading_20_1" text:outline-level="1"><text:soft-page-break/>Encryption</text:h>
      <text:list xml:id="list1417097511" text:style-name="L6">
        <text:list-item>
          <text:p text:style-name="P12">All communication between DecidR components must be encrypted where possible un­less it can be guaranteed that the communication does not cross a network.</text:p>
        </text:list-item>
        <text:list-item>
          <text:p text:style-name="P12">Only the body of a SOAP message has to be encrypted.</text:p>
        </text:list-item>
        <text:list-item>
          <text:p text:style-name="P12">Whole messages or parts of messages may be signed if there is sufficient time (low pri­o­rit­y feature).</text:p>
        </text:list-item>
        <text:list-item>
          <text:p text:style-name="P12">Each DecidR-Component and -Web service type has their individual keypair, generated dur­ing the installation process.</text:p>
        </text:list-item>
        <text:list-item>
          <text:p text:style-name="P12">Each DecidR-Component and -Web service will know the public key of every DecidR-Com­po­nent and -Web service type. <text:s/>This allows for finer grained trust management in the future.</text:p>
        </text:list-item>
      </text:list>
      <text:h text:style-name="Heading_20_1" text:outline-level="1">Glossary</text:h>
      <text:p text:style-name="Standard"><text:tab/><text:span text:style-name="T3">load average</text:span></text:p>
      <text:p text:style-name="P3">mathematical definition: <text:span text:style-name="T4">load average = max{CPU load %, used memory %}</text:span></text:p>
      <text:p text:style-name="P3">The CPU load in percent and the used memory in percent are compared and the higher value is used as system load. <text:s/>The system load is averaged over a con­fi­gu­ra­ble pe­ri­od of time. <text:s/>The system administrator may specify this time period in se­cond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1" svg:font-family="OpenSymbol" style:font-adornments="Regular" style:font-pitch="variable" style:font-charset="x-symbol"/>
    <style:font-face style:name="OpenSymbol" svg:font-family="OpenSymbo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de" fo:country="D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fo:text-align="justify" style:justify-single-word="false" fo:orphans="2" fo:widows="2" style:writing-mode="lr-tb"/>
      <style:text-properties style:use-window-font-color="true" style:font-name="Verdana" fo:font-size="10pt" fo:language="en" fo:country="US" style:font-name-asian="Times New Roman" style:font-size-asian="10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.63cm" fo:margin-right="0cm" fo:margin-top="1.27cm" fo:margin-bottom="0.635cm" fo:text-align="start" style:justify-single-word="false" fo:text-indent="-0.63cm" style:auto-text-indent="false">
        <style:tab-stops>
          <style:tab-stop style:position="1cm"/>
        </style:tab-stops>
      </style:paragraph-properties>
      <style:text-properties fo:font-size="16pt" fo:font-weight="bold" style:font-size-asian="16pt" style:font-weight-asian="bold" style:font-size-complex="14pt"/>
    </style:style>
    <style:style style:name="Listenfortsetzung" style:family="paragraph" style:parent-style-name="Standard">
      <style:paragraph-properties fo:margin-left="0.499cm" fo:margin-right="0cm" fo:margin-top="0cm" fo:margin-bottom="0.212cm" fo:text-indent="0cm" style:auto-text-indent="false"/>
    </style:style>
    <style:style style:name="Heading_20_2" style:display-name="Heading 2" style:family="paragraph" style:parent-style-name="Listenfortsetzung" style:next-style-name="Standard" style:class="text" style:default-outline-level="2">
      <style:paragraph-properties fo:margin-left="0.76cm" fo:margin-right="0cm" fo:margin-top="0.847cm" fo:margin-bottom="0.423cm" fo:text-align="start" style:justify-single-word="false" fo:text-indent="-0.76cm" style:auto-text-indent="false" fo:keep-with-next="always">
        <style:tab-stops>
          <style:tab-stop style:position="1.501cm"/>
        </style:tab-stops>
      </style:paragraph-properties>
      <style:text-properties fo:font-size="13pt" fo:font-weight="bold" style:font-size-asian="13pt" style:font-weight-asian="bold" style:font-size-complex="14pt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.891cm" fo:margin-right="0cm" fo:margin-top="0.635cm" fo:margin-bottom="0.423cm" fo:text-align="start" style:justify-single-word="false" fo:text-indent="-0.891cm" style:auto-text-indent="false" fo:keep-with-next="always">
        <style:tab-stops>
          <style:tab-stop style:position="1.501cm"/>
        </style:tab-stops>
      </style:paragraph-properties>
      <style:text-properties fo:font-size="11pt" fo:font-weight="bold" style:font-size-asian="11pt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1.139cm" fo:margin-right="0cm" fo:margin-top="0.423cm" fo:margin-bottom="0.423cm" fo:text-align="start" style:justify-single-word="false" fo:text-indent="-1.139cm" style:auto-text-indent="false">
        <style:tab-stops>
          <style:tab-stop style:position="2cm"/>
        </style:tab-stops>
      </style:paragraph-properties>
      <style:text-properties fo:font-size="11pt" fo:font-weight="bold" style:font-size-asian="11pt" style:font-weight-asian="bold"/>
    </style:style>
    <style:style style:name="Header" style:family="paragraph" style:parent-style-name="Standard" style:class="extra">
      <style:paragraph-properties fo:text-align="center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itle" style:family="paragraph" style:parent-style-name="Standard" style:next-style-name="Standard" style:class="chapter">
      <style:paragraph-properties fo:margin-top="0.423cm" fo:margin-bottom="0.423cm" fo:text-align="center" style:justify-single-word="false"/>
      <style:text-properties fo:font-size="24pt" fo:font-weight="bold" style:font-size-asian="24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 style:master-page-name="">
      <style:paragraph-properties fo:line-height="125%" fo:text-align="start" style:justify-single-word="false" style:page-number="auto" fo:background-color="transparent" style:shadow="none">
        <style:tab-stops>
          <style:tab-stop style:position="1.164cm"/>
          <style:tab-stop style:position="16.581cm" style:type="right" style:leader-style="dotted" style:leader-text="."/>
          <style:tab-stop style:position="16.983cm" style:type="right" style:leader-style="dotted" style:leader-text="."/>
        </style:tab-stops>
        <style:background-image/>
      </style:paragraph-properties>
      <style:text-properties fo:font-weight="bold" style:font-weight-asian="bold"/>
    </style:style>
    <style:style style:name="Inhaltsverzeichnisüberschrift" style:family="paragraph" style:parent-style-name="Heading_20_1" style:next-style-name="Standard">
      <style:paragraph-properties fo:margin-top="1.27cm" fo:margin-bottom="0cm" fo:line-height="115%" fo:keep-together="always" fo:keep-with-next="always"/>
      <style:text-properties fo:color="#365f91" style:font-name="Cambria" style:font-name-asian="Times New Roman" style:font-name-complex="Times New Roman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49cm" fo:margin-right="0cm" fo:line-height="125%" fo:text-indent="0cm" style:auto-text-indent="false">
        <style:tab-stops>
          <style:tab-stop style:position="1.6cm"/>
          <style:tab-stop style:position="16.98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11cm" fo:margin-right="0cm" fo:line-height="125%" fo:text-indent="0cm" style:auto-text-indent="false">
        <style:tab-stops>
          <style:tab-stop style:position="2.05cm"/>
          <style:tab-stop style:position="16.983cm" style:type="right" style:leader-style="dotted" style:leader-text="."/>
        </style:tab-stops>
      </style:paragraph-properties>
    </style:style>
    <style:style style:name="Dokumentstruktur" style:family="paragraph" style:parent-style-name="Standard">
      <style:text-properties style:font-name="Tahoma" fo:font-size="8pt" style:font-size-asian="8pt" style:font-name-complex="Tahoma" style:font-size-complex="8pt"/>
    </style:style>
    <style:style style:name="Überarbeitung" style:family="paragraph">
      <style:paragraph-properties fo:orphans="2" fo:widows="2"/>
      <style:text-properties style:use-window-font-color="true" style:font-name="Verdana" fo:font-size="10pt" fo:language="de" fo:country="DE" style:font-name-asian="Arial" style:font-size-asian="10pt" style:font-name-complex="Times New Roman" style:font-size-complex="12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>
        <style:tab-stops>
          <style:tab-stop style:position="2.501cm"/>
          <style:tab-stop style:position="16.983cm" style:type="right" style:leader-style="dotted" style:leader-text="."/>
        </style:tab-stops>
      </style:paragraph-properties>
    </style:style>
    <style:style style:name="Contents_20_header" style:display-name="Contents header" style:family="paragraph" style:parent-style-name="Standard">
      <style:paragraph-properties fo:margin-top="0.847cm" fo:margin-bottom="0.423cm"/>
      <style:text-properties fo:font-size="14pt" fo:font-weight="bold" style:font-size-asian="14pt" style:font-weight-asian="bold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Absatz-Standardschriftart" style:family="text"/>
    <style:style style:name="Page_20_Number" style:display-name="Page Number" style:family="text" style:parent-style-name="Absatz-Standardschriftart">
      <style:text-properties style:font-name="Verdana" fo:font-size="6pt" style:font-size-asian="6pt"/>
    </style:style>
    <style:style style:name="Sprechblasentext_20_Zchn" style:display-name="Sprechblasentext Zchn" style:family="text" style:parent-style-name="Absatz-Standardschriftart">
      <style:text-properties style:font-name="Tahoma" fo:font-size="8pt" style:font-size-asian="8pt" style:font-name-complex="Tahoma" style:font-size-complex="8pt"/>
    </style:style>
    <style:style style:name="Titel_20_Zchn" style:display-name="Titel Zchn" style:family="text" style:parent-style-name="Absatz-Standardschriftart">
      <style:text-properties style:font-name="Verdana" fo:font-size="24pt" fo:font-weight="bold" style:font-size-asian="24pt" style:font-weight-asian="bold" style:font-size-complex="12pt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Dokumentstruktur_20_Zchn" style:display-name="Dokumentstruktur Zchn" style:family="text" style:parent-style-name="Absatz-Standardschriftart">
      <style:text-properties style:font-name="Tahoma" fo:font-size="8pt" style:font-size-asian="8pt" style:font-name-complex="Tahoma" style:font-size-complex="8pt"/>
    </style:style>
    <style:style style:name="Fußzeile_20_Zchn" style:display-name="Fußzeile Zchn" style:family="text" style:parent-style-name="Absatz-Standardschriftart">
      <style:text-properties style:font-name="Verdana" fo:language="en" fo:country="US" style:font-size-complex="12pt" style:language-complex="ar" style:country-complex="SA"/>
    </style:style>
    <style:style style:name="Überschrift_20_4_20_Zchn" style:display-name="Überschrift 4 Zchn" style:family="text" style:parent-style-name="Absatz-Standardschriftart">
      <style:text-properties style:font-name="Verdana" fo:font-size="11pt" fo:language="en" fo:country="US" fo:font-weight="bold" style:font-size-asian="11pt" style:font-weight-asian="bold" style:font-size-complex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6.514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3.891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6.51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3.89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center" style:writing-mode="lr-tb"/>
      <style:text-properties fo:font-size="24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1.251cm" fo:margin-bottom="1.25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05cm" fo:margin-left="0cm" fo:margin-right="0cm" fo:margin-top="0.9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.3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><text:title>Design Decisions Related to Scalability and Security</text:title><draw:line text:anchor-type="char" draw:z-index="7" draw:style-name="Mgr1" draw:text-style-name="MP1" svg:x1="0.086cm" svg:y1="0.635cm" svg:x2="16.914cm" svg:y2="0.635cm"><text:p/></draw:line><draw:frame draw:style-name="Mfr1" draw:name="Grafik1" text:anchor-type="char" svg:x="-0.026cm" svg:y="-0.185cm" svg:width="1.439cm" svg:height="0.683cm" draw:z-index="3"><draw:image xlink:href="Pictures/100002010000006C00000032569C7971.png" xlink:type="simple" xlink:show="embed" xlink:actuate="onLoad"/></draw:frame></text:p>
      </style:header>
      <style:footer>
        <text:p text:style-name="Footer"><text:page-number style:num-format="1" text:select-page="current">1</text:page-number>/<text:page-count>4</text:page-count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Design Decisions Related to Scalability and Security</dc:title>
    <meta:creation-date>2009-04-25T19:48:55</meta:creation-date>
    <meta:editing-cycles>1</meta:editing-cycles>
    <meta:editing-duration>PT00H00M00S</meta:editing-duration>
    <meta:generator>OpenOffice.org/3.0$Linux OpenOffice.org_project/300m15$Build-9379</meta:generator>
    <meta:document-statistic meta:table-count="2" meta:image-count="1" meta:object-count="0" meta:page-count="4" meta:paragraph-count="93" meta:word-count="1062" meta:character-count="6214"/>
    <meta:user-defined meta:name="Info 1"/>
    <meta:user-defined meta:name="Info 2"/>
    <meta:user-defined meta:name="Info 3"/>
    <meta:user-defined meta:name="Info 4"/>
  </office:meta>
</office:document-meta>
</file>